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osition</text:p>
          </table:table-cell>
          <table:table-cell office:value-type="string" table:style-name="ce1">
            <text:p>Teams</text:p>
          </table:table-cell>
          <table:table-cell office:value-type="string" table:style-name="ce1">
            <text:p>xG</text:p>
          </table:table-cell>
          <table:table-cell office:value-type="string" table:style-name="ce1">
            <text:p>xGA</text:p>
          </table:table-cell>
          <table:table-cell office:value-type="string" table:style-name="ce1">
            <text:p>xG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GD</text:p>
          </table:table-cell>
          <table:table-cell office:value-type="string" table:style-name="ce1">
            <text:p>GD V XGD<text:s/></text:p>
          </table:table-cell>
          <table:table-cell office:value-type="string" table:style-name="ce1">
            <text:p>Pts</text:p>
          </table:table-cell>
          <table:table-cell office:value-type="string" table:style-name="ce1">
            <text:p>xPts</text:p>
          </table:table-cell>
          <table:table-cell office:value-type="string" table:style-name="ce1">
            <text:p>Pts v xPts</text:p>
          </table:table-cell>
          <table:table-cell table:style-name="ce1"/>
          <table:table-cell office:value-type="string" table:style-name="ce1">
            <text:p>xG p90</text:p>
          </table:table-cell>
          <table:table-cell office:value-type="string" table:style-name="ce1">
            <text:p>xGA <text:s/>p90</text:p>
          </table:table-cell>
          <table:table-cell office:value-type="string" table:style-name="ce1">
            <text:p>xGD <text:s/>p90</text:p>
          </table:table-cell>
          <table:table-cell office:value-type="string" table:style-name="ce1">
            <text:p>G <text:s/>p90</text:p>
          </table:table-cell>
          <table:table-cell office:value-type="string" table:style-name="ce1">
            <text:p>GA <text:s/>p90</text:p>
          </table:table-cell>
          <table:table-cell office:value-type="string" table:style-name="ce1">
            <text:p>GD <text:s/>p90</text:p>
          </table:table-cell>
          <table:table-cell table:number-columns-repeated="3" table:style-name="ce1"/>
          <table:table-cell office:value-type="string" table:style-name="ce1">
            <text:p>AS OF 21/11/24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iverpool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0.8" table:formula="of:= [.C2] - [.D2]" table:style-name="ce1">
            <text:p>10.8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5" table:formula="of:= [.F2] - [.G2]" table:style-name="ce1">
            <text:p>15</text:p>
          </table:table-cell>
          <table:table-cell office:value-type="float" office:value="4.1999999999999993" table:formula="of:= [.H2] - [.E2]" table:style-name="ce1">
            <text:p>4.2</text:p>
          </table:table-cell>
          <table:table-cell office:value-type="float" office:value="28" table:style-name="ce1">
            <text:p>28</text:p>
          </table:table-cell>
          <table:table-cell office:value-type="float" office:value="24.05" table:style-name="ce1">
            <text:p>24.05</text:p>
          </table:table-cell>
          <table:table-cell office:value-type="float" office:value="3.9499999999999993" table:formula="of:= [.J2] - [.K2]" table:style-name="ce1">
            <text:p>3.95</text:p>
          </table:table-cell>
          <table:table-cell table:style-name="ce1"/>
          <table:table-cell office:value-type="float" office:value="1.8272727272727274" table:formula="of:= [.C2] / 11" table:style-name="ce1">
            <text:p>1.827272727</text:p>
          </table:table-cell>
          <table:table-cell office:value-type="float" office:value="0.84545454545454557" table:formula="of:= [.D2] / 11" table:style-name="ce1">
            <text:p>0.845454545</text:p>
          </table:table-cell>
          <table:table-cell office:value-type="float" office:value="0.98181818181818192" table:formula="of:= [.E2] / 11" table:style-name="ce1">
            <text:p>0.981818182</text:p>
          </table:table-cell>
          <table:table-cell office:value-type="float" office:value="1.9090909090909092" table:formula="of:= [.F2] / 11" table:style-name="ce1">
            <text:p>1.909090909</text:p>
          </table:table-cell>
          <table:table-cell office:value-type="float" office:value="0.54545454545454541" table:formula="of:= [.G2] / 11" table:style-name="ce1">
            <text:p>0.545454545</text:p>
          </table:table-cell>
          <table:table-cell office:value-type="float" office:value="1.3636363636363635" table:formula="of:= [.H2] / 11" table:style-name="ce1">
            <text:p>1.363636364</text:p>
          </table:table-cell>
          <table:table-cell table:number-columns-repeated="1636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an City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9" table:formula="of:= [.C3] - [.D3]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9" table:formula="of:= [.F3] - [.G3]" table:style-name="ce1">
            <text:p>9</text:p>
          </table:table-cell>
          <table:table-cell office:value-type="float" office:value="0" table:formula="of:= [.H3] - [.E3]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0.03" table:style-name="ce1">
            <text:p>20.03</text:p>
          </table:table-cell>
          <table:table-cell office:value-type="float" office:value="2.9699999999999989" table:formula="of:= [.J3] - [.K3]" table:style-name="ce1">
            <text:p>2.97</text:p>
          </table:table-cell>
          <table:table-cell table:style-name="ce1"/>
          <table:table-cell office:value-type="float" office:value="2" table:formula="of:= [.C3] / 11" table:style-name="ce1">
            <text:p>2</text:p>
          </table:table-cell>
          <table:table-cell office:value-type="float" office:value="1.1818181818181819" table:formula="of:= [.D3] / 11" table:style-name="ce1">
            <text:p>1.181818182</text:p>
          </table:table-cell>
          <table:table-cell office:value-type="float" office:value="0.81818181818181823" table:formula="of:= [.E3] / 11" table:style-name="ce1">
            <text:p>0.818181818</text:p>
          </table:table-cell>
          <table:table-cell office:value-type="float" office:value="2" table:formula="of:= [.F3] / 11" table:style-name="ce1">
            <text:p>2</text:p>
          </table:table-cell>
          <table:table-cell office:value-type="float" office:value="1.1818181818181819" table:formula="of:= [.G3] / 11" table:style-name="ce1">
            <text:p>1.181818182</text:p>
          </table:table-cell>
          <table:table-cell office:value-type="float" office:value="0.81818181818181823" table:formula="of:= [.H3] / 11" table:style-name="ce1">
            <text:p>0.818181818</text:p>
          </table:table-cell>
          <table:table-cell table:number-columns-repeated="1636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helsea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15.1" table:style-name="ce1">
            <text:p>15.1</text:p>
          </table:table-cell>
          <table:table-cell office:value-type="float" office:value="4.5000000000000018" table:formula="of:= [.C4] - [.D4]" table:style-name="ce1">
            <text:p>4.5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8" table:formula="of:= [.F4] - [.G4]" table:style-name="ce1">
            <text:p>8</text:p>
          </table:table-cell>
          <table:table-cell office:value-type="float" office:value="3.4999999999999982" table:formula="of:= [.H4] - [.E4]" table:style-name="ce1">
            <text:p>3.5</text:p>
          </table:table-cell>
          <table:table-cell office:value-type="float" office:value="19" table:style-name="ce1">
            <text:p>19</text:p>
          </table:table-cell>
          <table:table-cell office:value-type="float" office:value="16.46" table:style-name="ce1">
            <text:p>16.46</text:p>
          </table:table-cell>
          <table:table-cell office:value-type="float" office:value="2.5399999999999991" table:formula="of:= [.J4] - [.K4]" table:style-name="ce1">
            <text:p>2.54</text:p>
          </table:table-cell>
          <table:table-cell table:style-name="ce1"/>
          <table:table-cell office:value-type="float" office:value="1.781818181818182" table:formula="of:= [.C4] / 11" table:style-name="ce1">
            <text:p>1.781818182</text:p>
          </table:table-cell>
          <table:table-cell office:value-type="float" office:value="1.3727272727272728" table:formula="of:= [.D4] / 11" table:style-name="ce1">
            <text:p>1.372727273</text:p>
          </table:table-cell>
          <table:table-cell office:value-type="float" office:value="0.40909090909090923" table:formula="of:= [.E4] / 11" table:style-name="ce1">
            <text:p>0.409090909</text:p>
          </table:table-cell>
          <table:table-cell office:value-type="float" office:value="1.9090909090909092" table:formula="of:= [.F4] / 11" table:style-name="ce1">
            <text:p>1.909090909</text:p>
          </table:table-cell>
          <table:table-cell office:value-type="float" office:value="1.1818181818181819" table:formula="of:= [.G4] / 11" table:style-name="ce1">
            <text:p>1.181818182</text:p>
          </table:table-cell>
          <table:table-cell office:value-type="float" office:value="0.72727272727272729" table:formula="of:= [.H4] / 11" table:style-name="ce1">
            <text:p>0.727272727</text:p>
          </table:table-cell>
          <table:table-cell table:number-columns-repeated="1636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rsenal</text:p>
          </table:table-cell>
          <table:table-cell office:value-type="float" office:value="17" table:style-name="ce1">
            <text:p>17</text:p>
          </table:table-cell>
          <table:table-cell office:value-type="float" office:value="11.9" table:style-name="ce1">
            <text:p>11.9</text:p>
          </table:table-cell>
          <table:table-cell office:value-type="float" office:value="5.0999999999999996" table:formula="of:= [.C5] - [.D5]" table:style-name="ce1">
            <text:p>5.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6" table:formula="of:= [.F5] - [.G5]" table:style-name="ce1">
            <text:p>6</text:p>
          </table:table-cell>
          <table:table-cell office:value-type="float" office:value="0.90000000000000036" table:formula="of:= [.H5] - [.E5]" table:style-name="ce1">
            <text:p>0.9</text:p>
          </table:table-cell>
          <table:table-cell office:value-type="float" office:value="19" table:style-name="ce1">
            <text:p>19</text:p>
          </table:table-cell>
          <table:table-cell office:value-type="float" office:value="17.88" table:style-name="ce1">
            <text:p>17.88</text:p>
          </table:table-cell>
          <table:table-cell office:value-type="float" office:value="1.120000000000001" table:formula="of:= [.J5] - [.K5]" table:style-name="ce1">
            <text:p>1.12</text:p>
          </table:table-cell>
          <table:table-cell table:style-name="ce1"/>
          <table:table-cell office:value-type="float" office:value="1.5454545454545454" table:formula="of:= [.C5] / 11" table:style-name="ce1">
            <text:p>1.545454545</text:p>
          </table:table-cell>
          <table:table-cell office:value-type="float" office:value="1.0818181818181818" table:formula="of:= [.D5] / 11" table:style-name="ce1">
            <text:p>1.081818182</text:p>
          </table:table-cell>
          <table:table-cell office:value-type="float" office:value="0.46363636363636362" table:formula="of:= [.E5] / 11" table:style-name="ce1">
            <text:p>0.463636364</text:p>
          </table:table-cell>
          <table:table-cell office:value-type="float" office:value="1.6363636363636365" table:formula="of:= [.F5] / 11" table:style-name="ce1">
            <text:p>1.636363636</text:p>
          </table:table-cell>
          <table:table-cell office:value-type="float" office:value="1.0909090909090908" table:formula="of:= [.G5] / 11" table:style-name="ce1">
            <text:p>1.090909091</text:p>
          </table:table-cell>
          <table:table-cell office:value-type="float" office:value="0.54545454545454541" table:formula="of:= [.H5] / 11" table:style-name="ce1">
            <text:p>0.545454545</text:p>
          </table:table-cell>
          <table:table-cell table:number-columns-repeated="1636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ottingham Forest</text:p>
          </table:table-cell>
          <table:table-cell office:value-type="float" office:value="14.2" table:style-name="ce1">
            <text:p>14.2</text:p>
          </table:table-cell>
          <table:table-cell office:value-type="float" office:value="11.2" table:style-name="ce1">
            <text:p>11.2</text:p>
          </table:table-cell>
          <table:table-cell office:value-type="float" office:value="3" table:formula="of:= [.C6] - [.D6]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formula="of:= [.F6] - [.G6]" table:style-name="ce1">
            <text:p>5</text:p>
          </table:table-cell>
          <table:table-cell office:value-type="float" office:value="2" table:formula="of:= [.H6] - [.E6]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7.41" table:style-name="ce1">
            <text:p>17.41</text:p>
          </table:table-cell>
          <table:table-cell office:value-type="float" office:value="1.5899999999999999" table:formula="of:= [.J6] - [.K6]" table:style-name="ce1">
            <text:p>1.59</text:p>
          </table:table-cell>
          <table:table-cell table:style-name="ce1"/>
          <table:table-cell office:value-type="float" office:value="1.2909090909090908" table:formula="of:= [.C6] / 11" table:style-name="ce1">
            <text:p>1.290909091</text:p>
          </table:table-cell>
          <table:table-cell office:value-type="float" office:value="1.0181818181818181" table:formula="of:= [.D6] / 11" table:style-name="ce1">
            <text:p>1.018181818</text:p>
          </table:table-cell>
          <table:table-cell office:value-type="float" office:value="0.27272727272727271" table:formula="of:= [.E6] / 11" table:style-name="ce1">
            <text:p>0.272727273</text:p>
          </table:table-cell>
          <table:table-cell office:value-type="float" office:value="1.3636363636363635" table:formula="of:= [.F6] / 11" table:style-name="ce1">
            <text:p>1.363636364</text:p>
          </table:table-cell>
          <table:table-cell office:value-type="float" office:value="0.90909090909090906" table:formula="of:= [.G6] / 11" table:style-name="ce1">
            <text:p>0.909090909</text:p>
          </table:table-cell>
          <table:table-cell office:value-type="float" office:value="0.45454545454545453" table:formula="of:= [.H6] / 11" table:style-name="ce1">
            <text:p>0.454545455</text:p>
          </table:table-cell>
          <table:table-cell table:number-columns-repeated="1636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righton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-2" table:formula="of:= [.C7] - [.D7]" table:style-name="ce1">
            <text:p>-2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4" table:formula="of:= [.F7] - [.G7]" table:style-name="ce1">
            <text:p>4</text:p>
          </table:table-cell>
          <table:table-cell office:value-type="float" office:value="6" table:formula="of:= [.H7] - [.E7]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16.73" table:style-name="ce1">
            <text:p>16.73</text:p>
          </table:table-cell>
          <table:table-cell office:value-type="float" office:value="2.2699999999999996" table:formula="of:= [.J7] - [.K7]" table:style-name="ce1">
            <text:p>2.27</text:p>
          </table:table-cell>
          <table:table-cell table:style-name="ce1"/>
          <table:table-cell office:value-type="float" office:value="1.4909090909090907" table:formula="of:= [.C7] / 11" table:style-name="ce1">
            <text:p>1.490909091</text:p>
          </table:table-cell>
          <table:table-cell office:value-type="float" office:value="1.6727272727272726" table:formula="of:= [.D7] / 11" table:style-name="ce1">
            <text:p>1.672727273</text:p>
          </table:table-cell>
          <table:table-cell office:value-type="float" office:value="-0.18181818181818182" table:formula="of:= [.E7] / 11" table:style-name="ce1">
            <text:p>-0.181818182</text:p>
          </table:table-cell>
          <table:table-cell office:value-type="float" office:value="1.7272727272727273" table:formula="of:= [.F7] / 11" table:style-name="ce1">
            <text:p>1.727272727</text:p>
          </table:table-cell>
          <table:table-cell office:value-type="float" office:value="1.3636363636363635" table:formula="of:= [.G7] / 11" table:style-name="ce1">
            <text:p>1.363636364</text:p>
          </table:table-cell>
          <table:table-cell office:value-type="float" office:value="0.36363636363636365" table:formula="of:= [.H7] / 11" table:style-name="ce1">
            <text:p>0.363636364</text:p>
          </table:table-cell>
          <table:table-cell table:number-columns-repeated="1636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ulham</text:p>
          </table:table-cell>
          <table:table-cell office:value-type="float" office:value="17" table:style-name="ce1">
            <text:p>17</text:p>
          </table:table-cell>
          <table:table-cell office:value-type="float" office:value="12.7" table:style-name="ce1">
            <text:p>12.7</text:p>
          </table:table-cell>
          <table:table-cell office:value-type="float" office:value="4.3000000000000007" table:formula="of:= [.C8] - [.D8]" table:style-name="ce1">
            <text:p>4.3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3" table:formula="of:= [.F8] - [.G8]" table:style-name="ce1">
            <text:p>3</text:p>
          </table:table-cell>
          <table:table-cell office:value-type="float" office:value="-1.3000000000000007" table:formula="of:= [.H8] - [.E8]" table:style-name="ce1">
            <text:p>-1.3</text:p>
          </table:table-cell>
          <table:table-cell office:value-type="float" office:value="18" table:style-name="ce1">
            <text:p>18</text:p>
          </table:table-cell>
          <table:table-cell office:value-type="float" office:value="21.54" table:style-name="ce1">
            <text:p>21.54</text:p>
          </table:table-cell>
          <table:table-cell office:value-type="float" office:value="-3.5399999999999991" table:formula="of:= [.J8] - [.K8]" table:style-name="ce1">
            <text:p>-3.54</text:p>
          </table:table-cell>
          <table:table-cell table:style-name="ce1"/>
          <table:table-cell office:value-type="float" office:value="1.5454545454545454" table:formula="of:= [.C8] / 11" table:style-name="ce1">
            <text:p>1.545454545</text:p>
          </table:table-cell>
          <table:table-cell office:value-type="float" office:value="1.1545454545454545" table:formula="of:= [.D8] / 11" table:style-name="ce1">
            <text:p>1.154545455</text:p>
          </table:table-cell>
          <table:table-cell office:value-type="float" office:value="0.39090909090909098" table:formula="of:= [.E8] / 11" table:style-name="ce1">
            <text:p>0.390909091</text:p>
          </table:table-cell>
          <table:table-cell office:value-type="float" office:value="1.4545454545454546" table:formula="of:= [.F8] / 11" table:style-name="ce1">
            <text:p>1.454545455</text:p>
          </table:table-cell>
          <table:table-cell office:value-type="float" office:value="1.1818181818181819" table:formula="of:= [.G8] / 11" table:style-name="ce1">
            <text:p>1.181818182</text:p>
          </table:table-cell>
          <table:table-cell office:value-type="float" office:value="0.27272727272727271" table:formula="of:= [.H8] / 11" table:style-name="ce1">
            <text:p>0.272727273</text:p>
          </table:table-cell>
          <table:table-cell table:number-columns-repeated="1636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ewcastle</text:p>
          </table:table-cell>
          <table:table-cell office:value-type="float" office:value="16.3" table:style-name="ce1">
            <text:p>16.3</text:p>
          </table:table-cell>
          <table:table-cell office:value-type="float" office:value="14.6" table:style-name="ce1">
            <text:p>14.6</text:p>
          </table:table-cell>
          <table:table-cell office:value-type="float" office:value="1.7000000000000011" table:formula="of:= [.C9] - [.D9]" table:style-name="ce1">
            <text:p>1.7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" table:formula="of:= [.F9] - [.G9]" table:style-name="ce1">
            <text:p>2</text:p>
          </table:table-cell>
          <table:table-cell office:value-type="float" office:value="0.29999999999999893" table:formula="of:= [.H9] - [.E9]" table:style-name="ce1">
            <text:p>0.3</text:p>
          </table:table-cell>
          <table:table-cell office:value-type="float" office:value="18" table:style-name="ce1">
            <text:p>18</text:p>
          </table:table-cell>
          <table:table-cell office:value-type="float" office:value="14.17" table:style-name="ce1">
            <text:p>14.17</text:p>
          </table:table-cell>
          <table:table-cell office:value-type="float" office:value="3.83" table:formula="of:= [.J9] - [.K9]" table:style-name="ce1">
            <text:p>3.83</text:p>
          </table:table-cell>
          <table:table-cell table:style-name="ce1"/>
          <table:table-cell office:value-type="float" office:value="1.4818181818181819" table:formula="of:= [.C9] / 11" table:style-name="ce1">
            <text:p>1.481818182</text:p>
          </table:table-cell>
          <table:table-cell office:value-type="float" office:value="1.3272727272727272" table:formula="of:= [.D9] / 11" table:style-name="ce1">
            <text:p>1.327272727</text:p>
          </table:table-cell>
          <table:table-cell office:value-type="float" office:value="0.15454545454545465" table:formula="of:= [.E9] / 11" table:style-name="ce1">
            <text:p>0.154545455</text:p>
          </table:table-cell>
          <table:table-cell office:value-type="float" office:value="1.1818181818181819" table:formula="of:= [.F9] / 11" table:style-name="ce1">
            <text:p>1.181818182</text:p>
          </table:table-cell>
          <table:table-cell office:value-type="float" office:value="1" table:formula="of:= [.G9] / 11" table:style-name="ce1">
            <text:p>1</text:p>
          </table:table-cell>
          <table:table-cell office:value-type="float" office:value="0.18181818181818182" table:formula="of:= [.H9] / 11" table:style-name="ce1">
            <text:p>0.181818182</text:p>
          </table:table-cell>
          <table:table-cell table:number-columns-repeated="1636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ston Villa</text:p>
          </table:table-cell>
          <table:table-cell office:value-type="float" office:value="16.2" table:style-name="ce1">
            <text:p>16.2</text:p>
          </table:table-cell>
          <table:table-cell office:value-type="float" office:value="13.3" table:style-name="ce1">
            <text:p>13.3</text:p>
          </table:table-cell>
          <table:table-cell office:value-type="float" office:value="2.8999999999999986" table:formula="of:= [.C10] - [.D10]" table:style-name="ce1">
            <text:p>2.9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 [.F10] - [.G10]" table:style-name="ce1">
            <text:p>0</text:p>
          </table:table-cell>
          <table:table-cell office:value-type="float" office:value="-2.8999999999999986" table:formula="of:= [.H10] - [.E10]" table:style-name="ce1">
            <text:p>-2.9</text:p>
          </table:table-cell>
          <table:table-cell office:value-type="float" office:value="18" table:style-name="ce1">
            <text:p>18</text:p>
          </table:table-cell>
          <table:table-cell office:value-type="float" office:value="18.11" table:style-name="ce1">
            <text:p>18.11</text:p>
          </table:table-cell>
          <table:table-cell office:value-type="float" office:value="-0.10999999999999943" table:formula="of:= [.J10] - [.K10]" table:style-name="ce1">
            <text:p>-0.11</text:p>
          </table:table-cell>
          <table:table-cell table:style-name="ce1"/>
          <table:table-cell office:value-type="float" office:value="1.4727272727272727" table:formula="of:= [.C10] / 11" table:style-name="ce1">
            <text:p>1.472727273</text:p>
          </table:table-cell>
          <table:table-cell office:value-type="float" office:value="1.2090909090909092" table:formula="of:= [.D10] / 11" table:style-name="ce1">
            <text:p>1.209090909</text:p>
          </table:table-cell>
          <table:table-cell office:value-type="float" office:value="0.2636363636363635" table:formula="of:= [.E10] / 11" table:style-name="ce1">
            <text:p>0.263636364</text:p>
          </table:table-cell>
          <table:table-cell office:value-type="float" office:value="1.5454545454545454" table:formula="of:= [.F10] / 11" table:style-name="ce1">
            <text:p>1.545454545</text:p>
          </table:table-cell>
          <table:table-cell office:value-type="float" office:value="1.5454545454545454" table:formula="of:= [.G10] / 11" table:style-name="ce1">
            <text:p>1.545454545</text:p>
          </table:table-cell>
          <table:table-cell office:value-type="float" office:value="0" table:formula="of:= [.H10] / 11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ottenham</text:p>
          </table:table-cell>
          <table:table-cell office:value-type="float" office:value="21.3" table:style-name="ce1">
            <text:p>21.3</text:p>
          </table:table-cell>
          <table:table-cell office:value-type="float" office:value="13" table:style-name="ce1">
            <text:p>13</text:p>
          </table:table-cell>
          <table:table-cell office:value-type="float" office:value="8.3000000000000007" table:formula="of:= [.C11] - [.D11]" table:style-name="ce1">
            <text:p>8.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0" table:formula="of:= [.F11] - [.G11]" table:style-name="ce1">
            <text:p>10</text:p>
          </table:table-cell>
          <table:table-cell office:value-type="float" office:value="1.6999999999999993" table:formula="of:= [.H11] - [.E11]" table:style-name="ce1">
            <text:p>1.7</text:p>
          </table:table-cell>
          <table:table-cell office:value-type="float" office:value="16" table:style-name="ce1">
            <text:p>16</text:p>
          </table:table-cell>
          <table:table-cell office:value-type="float" office:value="18.510000000000002" table:style-name="ce1">
            <text:p>18.51</text:p>
          </table:table-cell>
          <table:table-cell office:value-type="float" office:value="-2.5100000000000016" table:formula="of:= [.J11] - [.K11]" table:style-name="ce1">
            <text:p>-2.51</text:p>
          </table:table-cell>
          <table:table-cell table:style-name="ce1"/>
          <table:table-cell office:value-type="float" office:value="1.9363636363636365" table:formula="of:= [.C11] / 11" table:style-name="ce1">
            <text:p>1.936363636</text:p>
          </table:table-cell>
          <table:table-cell office:value-type="float" office:value="1.1818181818181819" table:formula="of:= [.D11] / 11" table:style-name="ce1">
            <text:p>1.181818182</text:p>
          </table:table-cell>
          <table:table-cell office:value-type="float" office:value="0.75454545454545463" table:formula="of:= [.E11] / 11" table:style-name="ce1">
            <text:p>0.754545455</text:p>
          </table:table-cell>
          <table:table-cell office:value-type="float" office:value="2.0909090909090908" table:formula="of:= [.F11] / 11" table:style-name="ce1">
            <text:p>2.090909091</text:p>
          </table:table-cell>
          <table:table-cell office:value-type="float" office:value="1.1818181818181819" table:formula="of:= [.G11] / 11" table:style-name="ce1">
            <text:p>1.181818182</text:p>
          </table:table-cell>
          <table:table-cell office:value-type="float" office:value="0.90909090909090906" table:formula="of:= [.H11] / 11" table:style-name="ce1">
            <text:p>0.909090909</text:p>
          </table:table-cell>
          <table:table-cell table:number-columns-repeated="1636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rentford</text:p>
          </table:table-cell>
          <table:table-cell office:value-type="float" office:value="18.2" table:style-name="ce1">
            <text:p>18.2</text:p>
          </table:table-cell>
          <table:table-cell office:value-type="float" office:value="19.3" table:style-name="ce1">
            <text:p>19.3</text:p>
          </table:table-cell>
          <table:table-cell office:value-type="float" office:value="-1.1000000000000014" table:formula="of:= [.C12] - [.D12]" table:style-name="ce1">
            <text:p>-1.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 [.F12] - [.G12]" table:style-name="ce1">
            <text:p>0</text:p>
          </table:table-cell>
          <table:table-cell office:value-type="float" office:value="1.1000000000000014" table:formula="of:= [.H12] - [.E12]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14.14" table:style-name="ce1">
            <text:p>14.14</text:p>
          </table:table-cell>
          <table:table-cell office:value-type="float" office:value="0.85999999999999943" table:formula="of:= [.J12] - [.K12]" table:style-name="ce1">
            <text:p>0.86</text:p>
          </table:table-cell>
          <table:table-cell table:style-name="ce1"/>
          <table:table-cell office:value-type="float" office:value="1.6545454545454545" table:formula="of:= [.C12] / 11" table:style-name="ce1">
            <text:p>1.654545455</text:p>
          </table:table-cell>
          <table:table-cell office:value-type="float" office:value="1.7545454545454546" table:formula="of:= [.D12] / 11" table:style-name="ce1">
            <text:p>1.754545455</text:p>
          </table:table-cell>
          <table:table-cell office:value-type="float" office:value="-0.10000000000000013" table:formula="of:= [.E12] / 11" table:style-name="ce1">
            <text:p>-0.1</text:p>
          </table:table-cell>
          <table:table-cell office:value-type="float" office:value="2" table:formula="of:= [.F12] / 11" table:style-name="ce1">
            <text:p>2</text:p>
          </table:table-cell>
          <table:table-cell office:value-type="float" office:value="2" table:formula="of:= [.G12] / 11" table:style-name="ce1">
            <text:p>2</text:p>
          </table:table-cell>
          <table:table-cell office:value-type="float" office:value="0" table:formula="of:= [.H12] / 11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ournemout</text:p>
          </table:table-cell>
          <table:table-cell office:value-type="float" office:value="18.8" table:style-name="ce1">
            <text:p>18.8</text:p>
          </table:table-cell>
          <table:table-cell office:value-type="float" office:value="14.4" table:style-name="ce1">
            <text:p>14.4</text:p>
          </table:table-cell>
          <table:table-cell office:value-type="float" office:value="4.4000000000000004" table:formula="of:= [.C13] - [.D13]" table:style-name="ce1">
            <text:p>4.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 [.F13] - [.G13]" table:style-name="ce1">
            <text:p>0</text:p>
          </table:table-cell>
          <table:table-cell office:value-type="float" office:value="-4.4000000000000004" table:formula="of:= [.H13] - [.E13]" table:style-name="ce1">
            <text:p>-4.4</text:p>
          </table:table-cell>
          <table:table-cell office:value-type="float" office:value="15" table:style-name="ce1">
            <text:p>15</text:p>
          </table:table-cell>
          <table:table-cell office:value-type="float" office:value="18.5" table:style-name="ce1">
            <text:p>18.5</text:p>
          </table:table-cell>
          <table:table-cell office:value-type="float" office:value="-3.5" table:formula="of:= [.J13] - [.K13]" table:style-name="ce1">
            <text:p>-3.5</text:p>
          </table:table-cell>
          <table:table-cell table:style-name="ce1"/>
          <table:table-cell office:value-type="float" office:value="1.7090909090909092" table:formula="of:= [.C13] / 11" table:style-name="ce1">
            <text:p>1.709090909</text:p>
          </table:table-cell>
          <table:table-cell office:value-type="float" office:value="1.3090909090909091" table:formula="of:= [.D13] / 11" table:style-name="ce1">
            <text:p>1.309090909</text:p>
          </table:table-cell>
          <table:table-cell office:value-type="float" office:value="0.4" table:formula="of:= [.E13] / 11" table:style-name="ce1">
            <text:p>0.4</text:p>
          </table:table-cell>
          <table:table-cell office:value-type="float" office:value="1.3636363636363635" table:formula="of:= [.F13] / 11" table:style-name="ce1">
            <text:p>1.363636364</text:p>
          </table:table-cell>
          <table:table-cell office:value-type="float" office:value="1.3636363636363635" table:formula="of:= [.G13] / 11" table:style-name="ce1">
            <text:p>1.363636364</text:p>
          </table:table-cell>
          <table:table-cell office:value-type="float" office:value="0" table:formula="of:= [.H13] / 11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an Utd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6.7" table:style-name="ce1">
            <text:p>16.7</text:p>
          </table:table-cell>
          <table:table-cell office:value-type="float" office:value="0.69999999999999929" table:formula="of:= [.C14] - [.D14]" table:style-name="ce1">
            <text:p>0.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 [.F14] - [.G14]" table:style-name="ce1">
            <text:p>0</text:p>
          </table:table-cell>
          <table:table-cell office:value-type="float" office:value="-0.69999999999999929" table:formula="of:= [.H14] - [.E14]" table:style-name="ce1">
            <text:p>-0.7</text:p>
          </table:table-cell>
          <table:table-cell office:value-type="float" office:value="15" table:style-name="ce1">
            <text:p>15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-2.1499999999999986" table:formula="of:= [.J14] - [.K14]" table:style-name="ce1">
            <text:p>-2.15</text:p>
          </table:table-cell>
          <table:table-cell table:style-name="ce1"/>
          <table:table-cell office:value-type="float" office:value="1.5818181818181818" table:formula="of:= [.C14] / 11" table:style-name="ce1">
            <text:p>1.581818182</text:p>
          </table:table-cell>
          <table:table-cell office:value-type="float" office:value="1.5181818181818181" table:formula="of:= [.D14] / 11" table:style-name="ce1">
            <text:p>1.518181818</text:p>
          </table:table-cell>
          <table:table-cell office:value-type="float" office:value="6.3636363636363574E-2" table:formula="of:= [.E14] / 11" table:style-name="ce1">
            <text:p>0.063636364</text:p>
          </table:table-cell>
          <table:table-cell office:value-type="float" office:value="1.0909090909090908" table:formula="of:= [.F14] / 11" table:style-name="ce1">
            <text:p>1.090909091</text:p>
          </table:table-cell>
          <table:table-cell office:value-type="float" office:value="1.0909090909090908" table:formula="of:= [.G14] / 11" table:style-name="ce1">
            <text:p>1.090909091</text:p>
          </table:table-cell>
          <table:table-cell office:value-type="float" office:value="0" table:formula="of:= [.H14] / 11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West Ham</text:p>
          </table:table-cell>
          <table:table-cell office:value-type="float" office:value="15.1" table:style-name="ce1">
            <text:p>15.1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-3.2999999999999989" table:formula="of:= [.C15] - [.D15]" table:style-name="ce1">
            <text:p>-3.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-6" table:formula="of:= [.F15] - [.G15]" table:style-name="ce1">
            <text:p>-6</text:p>
          </table:table-cell>
          <table:table-cell office:value-type="float" office:value="-2.7000000000000011" table:formula="of:= [.H15] - [.E15]" table:style-name="ce1">
            <text:p>-2.7</text:p>
          </table:table-cell>
          <table:table-cell office:value-type="float" office:value="12" table:style-name="ce1">
            <text:p>12</text:p>
          </table:table-cell>
          <table:table-cell office:value-type="float" office:value="12.72" table:style-name="ce1">
            <text:p>12.72</text:p>
          </table:table-cell>
          <table:table-cell office:value-type="float" office:value="-0.72000000000000064" table:formula="of:= [.J15] - [.K15]" table:style-name="ce1">
            <text:p>-0.72</text:p>
          </table:table-cell>
          <table:table-cell table:style-name="ce1"/>
          <table:table-cell office:value-type="float" office:value="1.3727272727272728" table:formula="of:= [.C15] / 11" table:style-name="ce1">
            <text:p>1.372727273</text:p>
          </table:table-cell>
          <table:table-cell office:value-type="float" office:value="1.6727272727272726" table:formula="of:= [.D15] / 11" table:style-name="ce1">
            <text:p>1.672727273</text:p>
          </table:table-cell>
          <table:table-cell office:value-type="float" office:value="-0.29999999999999988" table:formula="of:= [.E15] / 11" table:style-name="ce1">
            <text:p>-0.3</text:p>
          </table:table-cell>
          <table:table-cell office:value-type="float" office:value="1.1818181818181819" table:formula="of:= [.F15] / 11" table:style-name="ce1">
            <text:p>1.181818182</text:p>
          </table:table-cell>
          <table:table-cell office:value-type="float" office:value="1.7272727272727273" table:formula="of:= [.G15] / 11" table:style-name="ce1">
            <text:p>1.727272727</text:p>
          </table:table-cell>
          <table:table-cell office:value-type="float" office:value="-0.54545454545454541" table:formula="of:= [.H15] / 11" table:style-name="ce1">
            <text:p>-0.545454545</text:p>
          </table:table-cell>
          <table:table-cell table:number-columns-repeated="1636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eicester</text:p>
          </table:table-cell>
          <table:table-cell office:value-type="float" office:value="11.1" table:style-name="ce1">
            <text:p>11.1</text:p>
          </table:table-cell>
          <table:table-cell office:value-type="float" office:value="20" table:style-name="ce1">
            <text:p>20</text:p>
          </table:table-cell>
          <table:table-cell office:value-type="float" office:value="-8.9" table:formula="of:= [.C16] - [.D16]" table:style-name="ce1">
            <text:p>-8.9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-7" table:formula="of:= [.F16] - [.G16]" table:style-name="ce1">
            <text:p>-7</text:p>
          </table:table-cell>
          <table:table-cell office:value-type="float" office:value="1.9000000000000004" table:formula="of:= [.H16] - [.E16]" table:style-name="ce1">
            <text:p>1.9</text:p>
          </table:table-cell>
          <table:table-cell office:value-type="float" office:value="10" table:style-name="ce1">
            <text:p>10</text:p>
          </table:table-cell>
          <table:table-cell office:value-type="float" office:value="8.92" table:style-name="ce1">
            <text:p>8.92</text:p>
          </table:table-cell>
          <table:table-cell office:value-type="float" office:value="1.08" table:formula="of:= [.J16] - [.K16]" table:style-name="ce1">
            <text:p>1.08</text:p>
          </table:table-cell>
          <table:table-cell table:style-name="ce1"/>
          <table:table-cell office:value-type="float" office:value="1.009090909090909" table:formula="of:= [.C16] / 11" table:style-name="ce1">
            <text:p>1.009090909</text:p>
          </table:table-cell>
          <table:table-cell office:value-type="float" office:value="1.8181818181818181" table:formula="of:= [.D16] / 11" table:style-name="ce1">
            <text:p>1.818181818</text:p>
          </table:table-cell>
          <table:table-cell office:value-type="float" office:value="-0.80909090909090908" table:formula="of:= [.E16] / 11" table:style-name="ce1">
            <text:p>-0.809090909</text:p>
          </table:table-cell>
          <table:table-cell office:value-type="float" office:value="1.2727272727272727" table:formula="of:= [.F16] / 11" table:style-name="ce1">
            <text:p>1.272727273</text:p>
          </table:table-cell>
          <table:table-cell office:value-type="float" office:value="1.9090909090909092" table:formula="of:= [.G16] / 11" table:style-name="ce1">
            <text:p>1.909090909</text:p>
          </table:table-cell>
          <table:table-cell office:value-type="float" office:value="-0.63636363636363635" table:formula="of:= [.H16] / 11" table:style-name="ce1">
            <text:p>-0.636363636</text:p>
          </table:table-cell>
          <table:table-cell table:number-columns-repeated="1636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Everton</text:p>
          </table:table-cell>
          <table:table-cell office:value-type="float" office:value="11.9" table:style-name="ce1">
            <text:p>11.9</text:p>
          </table:table-cell>
          <table:table-cell office:value-type="float" office:value="16" table:style-name="ce1">
            <text:p>16</text:p>
          </table:table-cell>
          <table:table-cell office:value-type="float" office:value="-4.0999999999999996" table:formula="of:= [.C17] - [.D17]" table:style-name="ce1">
            <text:p>-4.1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-7" table:formula="of:= [.F17] - [.G17]" table:style-name="ce1">
            <text:p>-7</text:p>
          </table:table-cell>
          <table:table-cell office:value-type="float" office:value="-2.9000000000000004" table:formula="of:= [.H17] - [.E17]" table:style-name="ce1">
            <text:p>-2.9</text:p>
          </table:table-cell>
          <table:table-cell office:value-type="float" office:value="10" table:style-name="ce1">
            <text:p>10</text:p>
          </table:table-cell>
          <table:table-cell office:value-type="float" office:value="11.38" table:style-name="ce1">
            <text:p>11.38</text:p>
          </table:table-cell>
          <table:table-cell office:value-type="float" office:value="-1.3800000000000008" table:formula="of:= [.J17] - [.K17]" table:style-name="ce1">
            <text:p>-1.38</text:p>
          </table:table-cell>
          <table:table-cell table:style-name="ce1"/>
          <table:table-cell office:value-type="float" office:value="1.0818181818181818" table:formula="of:= [.C17] / 11" table:style-name="ce1">
            <text:p>1.081818182</text:p>
          </table:table-cell>
          <table:table-cell office:value-type="float" office:value="1.4545454545454546" table:formula="of:= [.D17] / 11" table:style-name="ce1">
            <text:p>1.454545455</text:p>
          </table:table-cell>
          <table:table-cell office:value-type="float" office:value="-0.37272727272727268" table:formula="of:= [.E17] / 11" table:style-name="ce1">
            <text:p>-0.372727273</text:p>
          </table:table-cell>
          <table:table-cell office:value-type="float" office:value="0.90909090909090906" table:formula="of:= [.F17] / 11" table:style-name="ce1">
            <text:p>0.909090909</text:p>
          </table:table-cell>
          <table:table-cell office:value-type="float" office:value="1.5454545454545454" table:formula="of:= [.G17] / 11" table:style-name="ce1">
            <text:p>1.545454545</text:p>
          </table:table-cell>
          <table:table-cell office:value-type="float" office:value="-0.63636363636363635" table:formula="of:= [.H17] / 11" table:style-name="ce1">
            <text:p>-0.636363636</text:p>
          </table:table-cell>
          <table:table-cell table:number-columns-repeated="1636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pswich</text:p>
          </table:table-cell>
          <table:table-cell office:value-type="float" office:value="10.1" table:style-name="ce1">
            <text:p>10.1</text:p>
          </table:table-cell>
          <table:table-cell office:value-type="float" office:value="24.2" table:style-name="ce1">
            <text:p>24.2</text:p>
          </table:table-cell>
          <table:table-cell office:value-type="float" office:value="-14.1" table:formula="of:= [.C18] - [.D18]" table:style-name="ce1">
            <text:p>-14.1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-10" table:formula="of:= [.F18] - [.G18]" table:style-name="ce1">
            <text:p>-10</text:p>
          </table:table-cell>
          <table:table-cell office:value-type="float" office:value="4.0999999999999996" table:formula="of:= [.H18] - [.E18]" table:style-name="ce1">
            <text:p>4.1</text:p>
          </table:table-cell>
          <table:table-cell office:value-type="float" office:value="8" table:style-name="ce1">
            <text:p>8</text:p>
          </table:table-cell>
          <table:table-cell office:value-type="float" office:value="7.79" table:style-name="ce1">
            <text:p>7.79</text:p>
          </table:table-cell>
          <table:table-cell office:value-type="float" office:value="0.20999999999999996" table:formula="of:= [.J18] - [.K18]" table:style-name="ce1">
            <text:p>0.21</text:p>
          </table:table-cell>
          <table:table-cell table:style-name="ce1"/>
          <table:table-cell office:value-type="float" office:value="0.9181818181818181" table:formula="of:= [.C18] / 11" table:style-name="ce1">
            <text:p>0.918181818</text:p>
          </table:table-cell>
          <table:table-cell office:value-type="float" office:value="2.1999999999999997" table:formula="of:= [.D18] / 11" table:style-name="ce1">
            <text:p>2.2</text:p>
          </table:table-cell>
          <table:table-cell office:value-type="float" office:value="-1.2818181818181817" table:formula="of:= [.E18] / 11" table:style-name="ce1">
            <text:p>-1.281818182</text:p>
          </table:table-cell>
          <table:table-cell office:value-type="float" office:value="1.0909090909090908" table:formula="of:= [.F18] / 11" table:style-name="ce1">
            <text:p>1.090909091</text:p>
          </table:table-cell>
          <table:table-cell office:value-type="float" office:value="2" table:formula="of:= [.G18] / 11" table:style-name="ce1">
            <text:p>2</text:p>
          </table:table-cell>
          <table:table-cell office:value-type="float" office:value="-0.90909090909090906" table:formula="of:= [.H18] / 11" table:style-name="ce1">
            <text:p>-0.909090909</text:p>
          </table:table-cell>
          <table:table-cell table:number-columns-repeated="1636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rystal Palace</text:p>
          </table:table-cell>
          <table:table-cell office:value-type="float" office:value="13.8" table:style-name="ce1">
            <text:p>13.8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-2.3000000000000007" table:formula="of:= [.C19] - [.D19]" table:style-name="ce1">
            <text:p>-2.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-7" table:formula="of:= [.F19] - [.G19]" table:style-name="ce1">
            <text:p>-7</text:p>
          </table:table-cell>
          <table:table-cell office:value-type="float" office:value="-4.6999999999999993" table:formula="of:= [.H19] - [.E19]" table:style-name="ce1">
            <text:p>-4.7</text:p>
          </table:table-cell>
          <table:table-cell office:value-type="float" office:value="7" table:style-name="ce1">
            <text:p>7</text:p>
          </table:table-cell>
          <table:table-cell office:value-type="float" office:value="12.51" table:style-name="ce1">
            <text:p>12.51</text:p>
          </table:table-cell>
          <table:table-cell office:value-type="float" office:value="-5.51" table:formula="of:= [.J19] - [.K19]" table:style-name="ce1">
            <text:p>-5.51</text:p>
          </table:table-cell>
          <table:table-cell table:style-name="ce1"/>
          <table:table-cell office:value-type="float" office:value="1.2545454545454546" table:formula="of:= [.C19] / 11" table:style-name="ce1">
            <text:p>1.254545455</text:p>
          </table:table-cell>
          <table:table-cell office:value-type="float" office:value="1.4636363636363638" table:formula="of:= [.D19] / 11" table:style-name="ce1">
            <text:p>1.463636364</text:p>
          </table:table-cell>
          <table:table-cell office:value-type="float" office:value="-0.20909090909090916" table:formula="of:= [.E19] / 11" table:style-name="ce1">
            <text:p>-0.209090909</text:p>
          </table:table-cell>
          <table:table-cell office:value-type="float" office:value="0.72727272727272729" table:formula="of:= [.F19] / 11" table:style-name="ce1">
            <text:p>0.727272727</text:p>
          </table:table-cell>
          <table:table-cell office:value-type="float" office:value="1.3636363636363635" table:formula="of:= [.G19] / 11" table:style-name="ce1">
            <text:p>1.363636364</text:p>
          </table:table-cell>
          <table:table-cell office:value-type="float" office:value="-0.63636363636363635" table:formula="of:= [.H19] / 11" table:style-name="ce1">
            <text:p>-0.636363636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Wolves</text:p>
          </table:table-cell>
          <table:table-cell office:value-type="float" office:value="11.5" table:style-name="ce1">
            <text:p>11.5</text:p>
          </table:table-cell>
          <table:table-cell office:value-type="float" office:value="19.8" table:style-name="ce1">
            <text:p>19.8</text:p>
          </table:table-cell>
          <table:table-cell office:value-type="float" office:value="-8.3000000000000007" table:formula="of:= [.C20] - [.D20]" table:style-name="ce1">
            <text:p>-8.3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-11" table:formula="of:= [.F20] - [.G20]" table:style-name="ce1">
            <text:p>-11</text:p>
          </table:table-cell>
          <table:table-cell office:value-type="float" office:value="-2.6999999999999993" table:formula="of:= [.H20] - [.E20]" table:style-name="ce1">
            <text:p>-2.7</text:p>
          </table:table-cell>
          <table:table-cell office:value-type="float" office:value="6" table:style-name="ce1">
            <text:p>6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-3.3000000000000007" table:formula="of:= [.J20] - [.K20]" table:style-name="ce1">
            <text:p>-3.3</text:p>
          </table:table-cell>
          <table:table-cell table:style-name="ce1"/>
          <table:table-cell office:value-type="float" office:value="1.0454545454545454" table:formula="of:= [.C20] / 11" table:style-name="ce1">
            <text:p>1.045454545</text:p>
          </table:table-cell>
          <table:table-cell office:value-type="float" office:value="1.8" table:formula="of:= [.D20] / 11" table:style-name="ce1">
            <text:p>1.8</text:p>
          </table:table-cell>
          <table:table-cell office:value-type="float" office:value="-0.75454545454545463" table:formula="of:= [.E20] / 11" table:style-name="ce1">
            <text:p>-0.754545455</text:p>
          </table:table-cell>
          <table:table-cell office:value-type="float" office:value="1.4545454545454546" table:formula="of:= [.F20] / 11" table:style-name="ce1">
            <text:p>1.454545455</text:p>
          </table:table-cell>
          <table:table-cell office:value-type="float" office:value="2.4545454545454546" table:formula="of:= [.G20] / 11" table:style-name="ce1">
            <text:p>2.454545455</text:p>
          </table:table-cell>
          <table:table-cell office:value-type="float" office:value="-1" table:formula="of:= [.H20] / 11" table:style-name="ce1">
            <text:p>-1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outhampton</text:p>
          </table:table-cell>
          <table:table-cell office:value-type="float" office:value="11.9" table:style-name="ce1">
            <text:p>11.9</text:p>
          </table:table-cell>
          <table:table-cell office:value-type="float" office:value="22.4" table:style-name="ce1">
            <text:p>22.4</text:p>
          </table:table-cell>
          <table:table-cell office:value-type="float" office:value="-10.499999999999998" table:formula="of:= [.C21] - [.D21]" table:style-name="ce1">
            <text:p>-10.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-14" table:formula="of:= [.F21] - [.G21]" table:style-name="ce1">
            <text:p>-14</text:p>
          </table:table-cell>
          <table:table-cell office:value-type="float" office:value="-3.5000000000000018" table:formula="of:= [.H21] - [.E21]" table:style-name="ce1">
            <text:p>-3.5</text:p>
          </table:table-cell>
          <table:table-cell office:value-type="float" office:value="4" table:style-name="ce1">
            <text:p>4</text:p>
          </table:table-cell>
          <table:table-cell office:value-type="float" office:value="9.35" table:style-name="ce1">
            <text:p>9.35</text:p>
          </table:table-cell>
          <table:table-cell office:value-type="float" office:value="-5.35" table:formula="of:= [.J21] - [.K21]" table:style-name="ce1">
            <text:p>-5.35</text:p>
          </table:table-cell>
          <table:table-cell table:style-name="ce1"/>
          <table:table-cell office:value-type="float" office:value="1.0818181818181818" table:formula="of:= [.C21] / 11" table:style-name="ce1">
            <text:p>1.081818182</text:p>
          </table:table-cell>
          <table:table-cell office:value-type="float" office:value="2.0363636363636362" table:formula="of:= [.D21] / 11" table:style-name="ce1">
            <text:p>2.036363636</text:p>
          </table:table-cell>
          <table:table-cell office:value-type="float" office:value="-0.95454545454545436" table:formula="of:= [.E21] / 11" table:style-name="ce1">
            <text:p>-0.954545455</text:p>
          </table:table-cell>
          <table:table-cell office:value-type="float" office:value="0.63636363636363635" table:formula="of:= [.F21] / 11" table:style-name="ce1">
            <text:p>0.636363636</text:p>
          </table:table-cell>
          <table:table-cell office:value-type="float" office:value="1.9090909090909092" table:formula="of:= [.G21] / 11" table:style-name="ce1">
            <text:p>1.909090909</text:p>
          </table:table-cell>
          <table:table-cell office:value-type="float" office:value="-1.2727272727272727" table:formula="of:= [.H21] / 11" table:style-name="ce1">
            <text:p>-1.272727273</text:p>
          </table:table-cell>
          <table:table-cell table:number-columns-repeated="1636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onor Tiernan</meta:initial-creator>
    <dc:creator>Conor Tiernan</dc:creator>
    <meta:creation-date>2024-11-21T13:10:58Z</meta:creation-date>
    <dc:date>2024-11-25T23:06:10Z</dc:date>
  </office:meta>
</office:document-meta>
</file>